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CHAMBI ARAPA, JULIA</text:span></text:p>
      <text:p text:style-name="P3"><text:span text:style-name="T6">CANT. TOTAL DE CAJAS: 6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AVIPOLLO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6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REQUIPA - SENATI</text:span></text:p>
      <text:p text:style-name="P6"/>
      <text:p text:style-name="P6">Recojo: <text:span text:style-name="T3">CHAMBI ARAPA, JULI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00:41:26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